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nlfgmAdvTTb5929f4c" svg:font-family="Ynlfgm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Hyperlink" style:family="text">
      <style:text-properties style:font-name-asian="Times New Roman" style:font-name-complex="Calibri"/>
    </style:style>
    <style:style style:name="TableCell2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Hyperlink" style:family="text">
      <style:text-properties style:font-name-asian="Times New Roman" style:font-name-complex="Calibri"/>
    </style:style>
    <style:style style:name="TableCell4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6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8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0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0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1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17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12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3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5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5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62" style:parent-style-name="Normal" style:family="paragraph">
      <style:paragraph-properties fo:margin-bottom="0in" fo:line-height="100%"/>
    </style:style>
    <style:style style:name="T1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-asian="Times New Roman" style:font-name-complex="Calibri" fo:color="#000000"/>
    </style:style>
    <style:style style:name="T170" style:parent-style-name="Hyperlink" style:family="text">
      <style:text-properties style:font-name-asian="Times New Roman" style:font-name-complex="Calibri"/>
    </style:style>
    <style:style style:name="TableCell17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" style:parent-style-name="DefaultParagraphFont" style:family="text">
      <style:text-properties style:font-name="YnlfgmAdvTTb5929f4c" style:font-name-complex="YnlfgmAdvTTb5929f4c" fo:font-size="10pt" style:font-size-asian="10pt" style:font-size-complex="10pt"/>
    </style:style>
    <style:style style:name="T174" style:parent-style-name="DefaultParagraphFont" style:family="text">
      <style:text-properties style:font-name="YnlfgmAdvTTb5929f4c" style:font-name-complex="YnlfgmAdvTTb5929f4c" fo:font-size="10pt" style:font-size-asian="10pt" style:font-size-complex="10pt"/>
    </style:style>
    <style:style style:name="T175" style:parent-style-name="DefaultParagraphFont" style:family="text">
      <style:text-properties style:font-name="YnlfgmAdvTTb5929f4c" style:font-name-complex="YnlfgmAdvTTb5929f4c" fo:font-size="10pt" style:font-size-asian="10pt" style:font-size-complex="10pt"/>
    </style:style>
    <style:style style:name="T176" style:parent-style-name="DefaultParagraphFont" style:family="text">
      <style:text-properties style:font-name="YnlfgmAdvTTb5929f4c" style:font-name-complex="YnlfgmAdvTTb5929f4c" fo:font-size="10pt" style:font-size-asian="10pt" style:font-size-complex="10pt"/>
    </style:style>
    <style:style style:name="T177" style:parent-style-name="DefaultParagraphFont" style:family="text">
      <style:text-properties style:font-name="YnlfgmAdvTTb5929f4c" style:font-name-complex="YnlfgmAdvTTb5929f4c" fo:font-size="10pt" style:font-size-asian="10pt" style:font-size-complex="10pt"/>
    </style:style>
    <style:style style:name="TableCell17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79" style:parent-style-name="Normal" style:family="paragraph">
      <style:paragraph-properties fo:margin-bottom="0in" fo:line-height="100%"/>
    </style:style>
    <style:style style:name="T1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8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8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85" style:parent-style-name="Normal" style:family="paragraph">
      <style:paragraph-properties fo:margin-bottom="0in" fo:line-height="100%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197" style:parent-style-name="Normal" style:family="paragraph">
      <style:paragraph-properties fo:margin-bottom="0in" fo:line-height="100%"/>
    </style:style>
    <style:style style:name="T1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9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00" style:parent-style-name="Normal" style:family="paragraph">
      <style:paragraph-properties fo:margin-bottom="0in" fo:line-height="100%"/>
    </style:style>
    <style:style style:name="T2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1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</style:style>
    <style:style style:name="T21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1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2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2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23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</style:style>
    <style:style style:name="T2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26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29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3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1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4" style:family="table-cell">
      <style:table-cell-properties fo:border="0.0069in solid #000000" fo:background-color="#FFFFFF" style:writing-mode="lr-tb" fo:padding-top="0.0104in" fo:padding-left="0.0104in" fo:padding-bottom="0.0104in" fo:padding-right="0.0104in"/>
    </style:style>
    <style:style style:name="P245" style:parent-style-name="Normal" style:family="paragraph">
      <style:paragraph-properties fo:margin-bottom="0in" fo:line-height="100%"/>
    </style:style>
    <style:style style:name="T2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openMetaAnalysis: PICO Table</text:p>
      <text:p text:style-name="Normal">(under construction)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Kumar, 2006</text:p>
            <text:p text:style-name="P22"><text:span text:style-name="T23">PMID<text:s/></text:span><text:a xlink:href="http://pubmed.gov/16625125" office:target-frame-name="_top" xlink:show="replace"><text:span text:style-name="T24">16625125</text:span></text:a></text:p>
          </table:table-cell>
          <table:table-cell table:style-name="TableCell25">
            <text:p text:style-name="P26">2,154 subjects with septic shock</text:p>
            <text:p text:style-name="P27">• Mean age 63 years<text:line-break/>• Microbiologically proven infection:<text:s/>78%</text:p>
          </table:table-cell>
          <table:table-cell table:style-name="TableCell28">
            <text:p text:style-name="P29">Antibiotics within one hour<text:s/></text:p>
          </table:table-cell>
          <table:table-cell table:style-name="TableCell30">
            <text:p text:style-name="P31">Antibiotics administered after &gt; 1 hour<text:s/></text:p>
          </table:table-cell>
          <table:table-cell table:style-name="TableCell32">
            <text:p text:style-name="P33">Primary:<text:line-break/>• Adjusted<text:s/>hospital mortality</text:p>
          </table:table-cell>
        </table:table-row>
        <table:table-row table:style-name="TableRow34">
          <table:table-cell table:style-name="TableCell35">
            <text:p text:style-name="P36">Ferrer, 2009</text:p>
            <text:p text:style-name="P37"><text:span text:style-name="T38">PMID<text:s/></text:span><text:a xlink:href="http://pubmed.gov/19696442" office:target-frame-name="_top" xlink:show="replace"><text:span text:style-name="T39">19696442</text:span></text:a></text:p>
          </table:table-cell>
          <table:table-cell table:style-name="TableCell40">
            <text:p text:style-name="P41">2,796 patients with severe sepsis or septic shock</text:p>
          </table:table-cell>
          <table:table-cell table:style-name="TableCell42">
            <text:p text:style-name="P43">Antibiotics within one hour</text:p>
          </table:table-cell>
          <table:table-cell table:style-name="TableCell44">
            <text:p text:style-name="P45"><text:span text:style-name="T46">Antibiotics administered after &gt; 1 hour<text:s/></text:span></text:p>
          </table:table-cell>
          <table:table-cell table:style-name="TableCell47">
            <text:p text:style-name="P48"><text:span text:style-name="T49">Primary:</text:span><text:span text:style-name="T50"><text:line-break/>• Adjusted hospital mortality</text:span></text:p>
          </table:table-cell>
        </table:table-row>
        <table:table-row table:style-name="TableRow51">
          <table:table-cell table:style-name="TableCell52">
            <text:p text:style-name="P53">Siddiqui, 2009</text:p>
          </table:table-cell>
          <table:table-cell table:style-name="TableCell54">
            <text:p text:style-name="P55"/>
          </table:table-cell>
          <table:table-cell table:style-name="TableCell56">
            <text:p text:style-name="P57">Antibiotics within one hour</text:p>
          </table:table-cell>
          <table:table-cell table:style-name="TableCell58">
            <text:p text:style-name="P59"><text:span text:style-name="T60">Antibiotics administered after &gt; 1 hour<text:s/></text:span></text:p>
          </table:table-cell>
          <table:table-cell table:style-name="TableCell61">
            <text:p text:style-name="P62"><text:span text:style-name="T63">Primary:</text:span><text:span text:style-name="T64"><text:line-break/>• Adjusted hospital mortality</text:span></text:p>
          </table:table-cell>
        </table:table-row>
        <table:table-row table:style-name="TableRow65">
          <table:table-cell table:style-name="TableCell66">
            <text:p text:style-name="P67">Puskarich, 2011</text:p>
          </table:table-cell>
          <table:table-cell table:style-name="TableCell68">
            <text:p text:style-name="P69"/>
          </table:table-cell>
          <table:table-cell table:style-name="TableCell70">
            <text:p text:style-name="P71">Antibiotics within one hour</text:p>
          </table:table-cell>
          <table:table-cell table:style-name="TableCell72">
            <text:p text:style-name="P73"><text:span text:style-name="T74">Antibiotics administered after &gt; 1 hour<text:s/></text:span></text:p>
          </table:table-cell>
          <table:table-cell table:style-name="TableCell75">
            <text:p text:style-name="P76"><text:span text:style-name="T77">Primary:</text:span><text:span text:style-name="T78"><text:line-break/>• Adjusted hospital mortality</text:span></text:p>
          </table:table-cell>
        </table:table-row>
        <table:table-row table:style-name="TableRow79">
          <table:table-cell table:style-name="TableCell80">
            <text:p text:style-name="P81">Gaieksi, 2011</text:p>
          </table:table-cell>
          <table:table-cell table:style-name="TableCell82">
            <text:p text:style-name="P83"/>
          </table:table-cell>
          <table:table-cell table:style-name="TableCell84">
            <text:p text:style-name="P85">Antibiotics within one hour</text:p>
          </table:table-cell>
          <table:table-cell table:style-name="TableCell86">
            <text:p text:style-name="P87"><text:span text:style-name="T88">Antibiotics administered after &gt; 1 hour<text:s/></text:span></text:p>
          </table:table-cell>
          <table:table-cell table:style-name="TableCell89">
            <text:p text:style-name="P90"><text:span text:style-name="T91">Primary:</text:span><text:span text:style-name="T92"><text:line-break/>• Adjusted hospital mortality</text:span></text:p>
          </table:table-cell>
        </table:table-row>
        <table:table-row table:style-name="TableRow93">
          <table:table-cell table:style-name="TableCell94">
            <text:p text:style-name="P95">Parish, 2012</text:p>
          </table:table-cell>
          <table:table-cell table:style-name="TableCell96">
            <text:p text:style-name="P97"/>
          </table:table-cell>
          <table:table-cell table:style-name="TableCell98">
            <text:p text:style-name="P99">Antibiotics within one hour</text:p>
          </table:table-cell>
          <table:table-cell table:style-name="TableCell100">
            <text:p text:style-name="P101"><text:span text:style-name="T102">Antibiotics administered after &gt; 1 hour<text:s/></text:span></text:p>
          </table:table-cell>
          <table:table-cell table:style-name="TableCell103">
            <text:p text:style-name="P104"><text:span text:style-name="T105">Primary:</text:span><text:span text:style-name="T106"><text:line-break/>• Adjusted hospital mortality</text:span></text:p>
          </table:table-cell>
        </table:table-row>
        <table:table-row table:style-name="TableRow107">
          <table:table-cell table:style-name="TableCell108">
            <text:p text:style-name="P109">Jalili, 2013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Antibiotics within one hour</text:p>
          </table:table-cell>
          <table:table-cell table:style-name="TableCell114">
            <text:p text:style-name="P115"><text:span text:style-name="T116">Antibiotics administered after &gt; 1 hour<text:s/></text:span></text:p>
          </table:table-cell>
          <table:table-cell table:style-name="TableCell117">
            <text:p text:style-name="P118"><text:span text:style-name="T119">Primary:</text:span><text:span text:style-name="T120"><text:line-break/>• Adjusted hospital mortality</text:span></text:p>
          </table:table-cell>
        </table:table-row>
        <table:table-row table:style-name="TableRow121">
          <table:table-cell table:style-name="TableCell122">
            <text:p text:style-name="P123">Vilella, 2014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Antibiotics within one hour</text:p>
          </table:table-cell>
          <table:table-cell table:style-name="TableCell128">
            <text:p text:style-name="P129"><text:span text:style-name="T130">Antibiotics administered after &gt; 1 hour<text:s/></text:span></text:p>
          </table:table-cell>
          <table:table-cell table:style-name="TableCell131">
            <text:p text:style-name="P132"><text:span text:style-name="T133">Primary:</text:span><text:span text:style-name="T134"><text:line-break/>• Adjusted hospital mortality</text:span></text:p>
          </table:table-cell>
        </table:table-row>
        <text:soft-page-break/>
        <table:table-row table:style-name="TableRow135">
          <table:table-cell table:style-name="TableCell136">
            <text:p text:style-name="P137">Ferrer, 2014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<text:span text:style-name="T142">Antibiotics within one hour</text:span></text:p>
          </table:table-cell>
          <table:table-cell table:style-name="TableCell143">
            <text:p text:style-name="P144"><text:span text:style-name="T145">Antibiotics administered after &gt; 1 hour<text:s/></text:span></text:p>
          </table:table-cell>
          <table:table-cell table:style-name="TableCell146">
            <text:p text:style-name="P147"><text:span text:style-name="T148">Primary:</text:span><text:span text:style-name="T149"><text:line-break/>• Adjusted hospital mortality</text:span></text:p>
          </table:table-cell>
        </table:table-row>
        <table:table-row table:style-name="TableRow150">
          <table:table-cell table:style-name="TableCell151">
            <text:p text:style-name="P152">Yoyota, 2014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<text:span text:style-name="T157">Antibiotics within one hour</text:span></text:p>
          </table:table-cell>
          <table:table-cell table:style-name="TableCell158">
            <text:p text:style-name="P159"><text:span text:style-name="T160">Antibiotics administered after &gt; 1 hour<text:s/></text:span></text:p>
          </table:table-cell>
          <table:table-cell table:style-name="TableCell161">
            <text:p text:style-name="P162"><text:span text:style-name="T163">Primary:</text:span><text:span text:style-name="T164"><text:line-break/>• Adjusted hospital mortality</text:span></text:p>
          </table:table-cell>
        </table:table-row>
        <table:table-row table:style-name="TableRow165">
          <table:table-cell table:style-name="TableCell166">
            <text:p text:style-name="P167">Bloos, 2014</text:p>
            <text:p text:style-name="P168"><text:span text:style-name="T169">PMID<text:s/></text:span><text:a xlink:href="http://pubmed.gov/24589043" office:target-frame-name="_top" xlink:show="replace"><text:span text:style-name="T170">24589043</text:span></text:a></text:p>
          </table:table-cell>
          <table:table-cell table:style-name="TableCell171">
            <text:p text:style-name="P172"><text:span text:style-name="T173">1,011<text:s/></text:span><text:span text:style-name="T174">subjects<text:s/></text:span><text:span text:style-name="T175">with severe se</text:span><text:span text:style-name="T176">p</text:span><text:span text:style-name="T177">sis or septic shock</text:span></text:p>
          </table:table-cell>
          <table:table-cell table:style-name="TableCell178">
            <text:p text:style-name="P179"><text:span text:style-name="T180">Antibiotics within one hour</text:span></text:p>
          </table:table-cell>
          <table:table-cell table:style-name="TableCell181">
            <text:p text:style-name="P182"><text:span text:style-name="T183">Antibiotics administered after &gt; 1 hour<text:s/></text:span></text:p>
          </table:table-cell>
          <table:table-cell table:style-name="TableCell184">
            <text:p text:style-name="P185"><text:span text:style-name="T186">Primary:</text:span><text:span text:style-name="T187"><text:line-break/>• Adjusted hospital mortality</text:span></text:p>
          </table:table-cell>
        </table:table-row>
        <table:table-row table:style-name="TableRow188">
          <table:table-cell table:style-name="TableCell189">
            <text:p text:style-name="P190">Ryoo, 2015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<text:span text:style-name="T195">Antibiotics within one hour</text:span></text:p>
          </table:table-cell>
          <table:table-cell table:style-name="TableCell196">
            <text:p text:style-name="P197"><text:span text:style-name="T198">Antibiotics administered after &gt; 1 hour<text:s/></text:span></text:p>
          </table:table-cell>
          <table:table-cell table:style-name="TableCell199">
            <text:p text:style-name="P200"><text:span text:style-name="T201">Primary:</text:span><text:span text:style-name="T202"><text:line-break/>• Adjusted hospital mortality</text:span></text:p>
          </table:table-cell>
        </table:table-row>
        <table:table-row table:style-name="TableRow203">
          <table:table-cell table:style-name="TableCell204">
            <text:p text:style-name="P205">Nygard, 2014</text:p>
          </table:table-cell>
          <table:table-cell table:style-name="TableCell206">
            <text:p text:style-name="P207"/>
          </table:table-cell>
          <table:table-cell table:style-name="TableCell208">
            <text:p text:style-name="P209"><text:span text:style-name="T210">Antibiotics within one hour</text:span></text:p>
          </table:table-cell>
          <table:table-cell table:style-name="TableCell211">
            <text:p text:style-name="P212"><text:span text:style-name="T213">Antibiotics administered after &gt; 1 hour<text:s/></text:span></text:p>
          </table:table-cell>
          <table:table-cell table:style-name="TableCell214">
            <text:p text:style-name="P215"><text:span text:style-name="T216">Primary:</text:span><text:span text:style-name="T217"><text:line-break/>• Adjusted hospital mortality</text:span></text:p>
          </table:table-cell>
        </table:table-row>
        <table:table-row table:style-name="TableRow218">
          <table:table-cell table:style-name="TableCell219">
            <text:p text:style-name="P220">Kashiouris. 2019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<text:span text:style-name="T225">Antibiotics within one hour</text:span></text:p>
          </table:table-cell>
          <table:table-cell table:style-name="TableCell226">
            <text:p text:style-name="P227"><text:span text:style-name="T228">Antibiotics administered after &gt; 1 hour<text:s/></text:span></text:p>
          </table:table-cell>
          <table:table-cell table:style-name="TableCell229">
            <text:p text:style-name="P230"><text:span text:style-name="T231">Primary:</text:span><text:span text:style-name="T232"><text:line-break/>• Adjusted hospital mortality</text:span></text:p>
          </table:table-cell>
        </table:table-row>
        <table:table-row table:style-name="TableRow233">
          <table:table-cell table:style-name="TableCell234">
            <text:p text:style-name="P235">Peltan, 2019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<text:span text:style-name="T240">Antibiotics within one hour</text:span></text:p>
          </table:table-cell>
          <table:table-cell table:style-name="TableCell241">
            <text:p text:style-name="P242"><text:span text:style-name="T243">Antibiotics administered after &gt; 1 hour<text:s/></text:span></text:p>
          </table:table-cell>
          <table:table-cell table:style-name="TableCell244">
            <text:p text:style-name="P245"><text:span text:style-name="T246">Primary:</text:span><text:span text:style-name="T247"><text:line-break/>• Adjusted hospital mortality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nlfgmAdvTTb5929f4c" svg:font-family="YnlfgmAdvTTb5929f4c" style:font-family-generic="swiss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9-10-05T19:38:00Z</dc:date>
    <meta:template xlink:href="Normal.dotm" xlink:type="simple"/>
    <meta:editing-cycles>14</meta:editing-cycles>
    <meta:editing-duration>PT2040S</meta:editing-duration>
    <meta:document-statistic meta:page-count="2" meta:paragraph-count="4" meta:word-count="345" meta:character-count="2314" meta:row-count="16" meta:non-whitespace-character-count="1973"/>
  </office:meta>
</office:document-meta>
</file>